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E064E0FDDF7537BD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2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ffffff" fo:font-size="28pt" fo:text-shadow="1pt 1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 Semibold" fo:font-size="28pt" fo:text-shadow="1pt 1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font-size="3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6" style:family="paragraph">
      <style:paragraph-properties fo:text-align="start" style:text-autospace="none"/>
      <style:text-properties fo:color="#ffffff" fo:font-size="36pt" fo:text-shadow="1pt 1pt"/>
    </style:style>
    <style:style style:name="P7" style:family="paragraph">
      <loext:graphic-properties draw:fill="none" draw:fill-color="#ffffff"/>
      <style:paragraph-properties fo:text-align="start" style:text-autospace="none"/>
      <style:text-properties fo:color="#ffffff" style:font-name="Segoe UI" fo:font-size="36pt" fo:text-shadow="1pt 1pt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text-align="start" style:text-autospace="none"/>
      <style:text-properties fo:color="#ffffff" style:font-name="Segoe UI1" fo:font-size="36pt" fo:text-shadow="1pt 1pt" fo:font-weight="bold" style:font-size-asian="36pt" style:font-weight-asian="bold" style:font-size-complex="36pt" style:font-weight-complex="bold"/>
    </style:style>
    <style:style style:name="T1" style:family="text">
      <style:text-properties fo:color="#ffffff" style:font-name="Segoe UI Semibold" fo:font-size="28pt" fo:text-shadow="1pt 1pt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ffffff" style:font-name="Segoe UI" fo:font-size="32pt" fo:font-style="normal" fo:text-shadow="1pt 1pt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 Semibold" fo:font-size="26pt" fo:text-shadow="none" fo:font-weight="normal" style:font-name-asian="Segoe UI1" style:font-size-asian="26pt" style:font-weight-asian="normal" style:font-name-complex="Segoe UI1" style:font-size-complex="26pt" style:font-weight-complex="normal"/>
    </style:style>
    <style:style style:name="T4" style:family="text">
      <style:text-properties fo:color="#ffffff" style:font-name="Segoe UI Semibold" fo:font-size="26pt" fo:text-shadow="1pt 1pt" fo:font-weight="normal" style:font-name-asian="Segoe UI1" style:font-size-asian="26pt" style:font-weight-asian="normal" style:font-name-complex="Segoe UI1" style:font-size-complex="26pt" style:font-weight-complex="normal"/>
    </style:style>
    <style:style style:name="T5" style:family="text">
      <style:text-properties fo:color="#ffffff" style:font-name="Segoe UI" fo:font-size="36pt" fo:text-shadow="1pt 1pt" fo:font-weight="bold" style:font-name-asian="Segoe UI1" style:font-size-asian="36pt" style:font-weight-asian="bold" style:font-name-complex="Segoe UI1" style:font-size-complex="36pt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egoe UI" fo:font-size="24pt" fo:font-style="normal" fo:text-shadow="1pt 1pt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6pt" fo:font-style="normal" fo:text-shadow="1pt 1pt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style:font-name="Segoe UI Semibold" fo:font-size="20pt" fo:text-shadow="1pt 1pt" fo:font-weight="bold" style:font-name-asian="Segoe UI1" style:font-size-asian="20pt" style:font-weight-asian="bold" style:font-name-complex="Segoe UI1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17.272cm" svg:height="3.063cm" svg:x="1.27cm" svg:y="1.016cm">
          <draw:text-box>
            <text:p text:style-name="P1"><text:span text:style-name="T1">Hymn #388</text:span></text:p>
            <text:p text:style-name="P1"><text:span text:style-name="T2">“</text:span><text:span text:style-name="T2">Go Tell It on the Mountain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18.796cm" svg:height="8.535cm" svg:x="1.524cm" svg:y="1.117cm">
          <draw:text-box>
            <text:p text:style-name="P4"><text:span text:style-name="T3"><text:s text:c="4"/></text:span><text:span text:style-name="T4">Refrain:</text:span></text:p>
            <text:p text:style-name="P4"><text:span text:style-name="T5">Go tell it on the mountain,</text:span><text:span text:style-name="T5"><text:line-break/></text:span><text:span text:style-name="T5">Over the hills and ev’rywhere;</text:span><text:span text:style-name="T5"><text:line-break/></text:span><text:span text:style-name="T5">Go tell it on the mountain</text:span><text:span text:style-name="T5"><text:line-break/></text:span><text:span text:style-name="T5">That Jesus Christ is bor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7" draw:layer="layout" svg:width="25.654cm" svg:height="7.011cm" svg:x="1.27cm" svg:y="1.016cm">
          <draw:text-box>
            <text:p text:style-name="P6"><text:span text:style-name="T6">1.</text:span><text:span text:style-name="T7"> While shepherds kept their watching</text:span><text:span text:style-name="T7"><text:line-break/></text:span><text:span text:style-name="T7">O’er silent flocks by night,</text:span><text:span text:style-name="T7"><text:line-break/></text:span><text:span text:style-name="T7">Behold, throughout the heavens</text:span><text:span text:style-name="T7"><text:line-break/></text:span><text:span text:style-name="T7">There shone a holy l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Hymn_25_20template" presentation:presentation-page-layout-name="AL1T0">
        <draw:frame draw:style-name="gr3" draw:text-style-name="P5" draw:layer="layout" svg:width="18.796cm" svg:height="8.535cm" svg:x="1.524cm" svg:y="1.117cm">
          <draw:text-box>
            <text:p text:style-name="P4"><text:span text:style-name="T3"><text:s text:c="4"/></text:span><text:span text:style-name="T4">Refrain:</text:span></text:p>
            <text:p text:style-name="P4"><text:span text:style-name="T5">Go tell it on the mountain,</text:span><text:span text:style-name="T5"><text:line-break/></text:span><text:span text:style-name="T5">Over the hills and ev’rywhere;</text:span><text:span text:style-name="T5"><text:line-break/></text:span><text:span text:style-name="T5">Go tell it on the mountain</text:span><text:span text:style-name="T5"><text:line-break/></text:span><text:span text:style-name="T5">That Jesus Christ is bor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Hymn_25_20template" presentation:presentation-page-layout-name="AL1T0">
        <draw:frame draw:style-name="gr4" draw:text-style-name="P9" draw:layer="layout" svg:width="23.368cm" svg:height="7.011cm" svg:x="1.27cm" svg:y="1.016cm">
          <draw:text-box>
            <text:p text:style-name="P6"><text:span text:style-name="T6">2.</text:span><text:span text:style-name="T7"> The shepherds feared and trembled</text:span><text:span text:style-name="T7"><text:line-break/></text:span><text:span text:style-name="T7">When lo, above the earth</text:span><text:span text:style-name="T7"><text:line-break/></text:span><text:span text:style-name="T7">Rang out the angel chorus</text:span><text:span text:style-name="T7"><text:line-break/></text:span><text:span text:style-name="T7">That hailed our Savior’s bir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Hymn_25_20template" presentation:presentation-page-layout-name="AL1T0">
        <draw:frame draw:style-name="gr3" draw:text-style-name="P5" draw:layer="layout" svg:width="18.796cm" svg:height="8.535cm" svg:x="1.524cm" svg:y="1.117cm">
          <draw:text-box>
            <text:p text:style-name="P4"><text:span text:style-name="T3"><text:s text:c="4"/></text:span><text:span text:style-name="T4">Refrain:</text:span></text:p>
            <text:p text:style-name="P4"><text:span text:style-name="T5">Go tell it on the mountain,</text:span><text:span text:style-name="T5"><text:line-break/></text:span><text:span text:style-name="T5">Over the hills and ev’rywhere;</text:span><text:span text:style-name="T5"><text:line-break/></text:span><text:span text:style-name="T5">Go tell it on the mountain</text:span><text:span text:style-name="T5"><text:line-break/></text:span><text:span text:style-name="T5">That Jesus Christ is bor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Hymn_25_20template" presentation:presentation-page-layout-name="AL1T0">
        <draw:frame draw:style-name="gr4" draw:text-style-name="P9" draw:layer="layout" svg:width="19.05cm" svg:height="7.011cm" svg:x="1.27cm" svg:y="1.016cm">
          <draw:text-box>
            <text:p text:style-name="P6"><text:span text:style-name="T6">3.</text:span><text:span text:style-name="T7"> Down in a lonely manger</text:span><text:span text:style-name="T7"><text:line-break/></text:span><text:span text:style-name="T7">The humble Christ was born;</text:span><text:span text:style-name="T7"><text:line-break/></text:span><text:span text:style-name="T7">And God sent us salvation</text:span><text:span text:style-name="T7"><text:line-break/></text:span><text:span text:style-name="T7">That blessèd Christmas mor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Hymn_25_20template" presentation:presentation-page-layout-name="AL1T0">
        <draw:frame draw:style-name="gr3" draw:text-style-name="P5" draw:layer="layout" svg:width="18.796cm" svg:height="11.991cm" svg:x="1.524cm" svg:y="1.117cm">
          <draw:text-box>
            <text:p text:style-name="P4"><text:span text:style-name="T3"><text:s text:c="4"/></text:span><text:span text:style-name="T4">Refrain:</text:span></text:p>
            <text:p text:style-name="P4"><text:span text:style-name="T5">Go tell it on the mountain,</text:span><text:span text:style-name="T5"><text:line-break/></text:span><text:span text:style-name="T5">Over the hills and ev’rywhere;</text:span><text:span text:style-name="T5"><text:line-break/></text:span><text:span text:style-name="T5">Go tell it on the mountain</text:span><text:span text:style-name="T5"><text:line-break/></text:span><text:span text:style-name="T5">That Jesus Christ is born!</text:span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><text:s text:c="6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6" draw:display-name="Bitmap 6" xlink:href="Pictures/100000000000042200000253E064E0FDDF7537BD.jpg" xlink:type="simple" xlink:show="embed" xlink:actuate="onLoad"/>
    <draw:fill-image draw:name="background" xlink:href="Pictures/100000000000042200000253E064E0FDDF7537B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3T21:46:58.367000000</meta:creation-date>
    <dc:title>Hymn template</dc:title>
    <meta:editing-duration>PT14M31S</meta:editing-duration>
    <meta:editing-cycles>6</meta:editing-cycles>
    <meta:generator>LibreOffice/5.3.7.2$Windows_X86_64 LibreOffice_project/6b8ed514a9f8b44d37a1b96673cbbdd077e24059</meta:generator>
    <meta:initial-creator>Arthur Hoch</meta:initial-creator>
    <dc:date>2017-12-23T14:48:06.660000000</dc:date>
    <meta:document-statistic meta:object-count="45"/>
    <meta:template xlink:type="simple" xlink:actuate="onRequest" xlink:title="Hymn template" xlink:href="../../AppData/Roaming/LibreOffice/4/user/template/Worship%20Templsates/Hymn%20template.otp" meta:date="2014-12-23T21:46:58.071000000"/>
  </office:meta>
</office:document-meta>
</file>